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59in" fo:margin-left="0in" fo:margin-right="-0.234in" table:align="margins"/>
    </style:style>
    <style:style style:name="Table1.A" style:family="table-column">
      <style:table-column-properties style:column-width="1.6139in" style:rel-column-width="2324*"/>
    </style:style>
    <style:style style:name="Table1.B" style:family="table-column">
      <style:table-column-properties style:column-width="0.9799in" style:rel-column-width="1411*"/>
    </style:style>
    <style:style style:name="Table1.C" style:family="table-column">
      <style:table-column-properties style:column-width="0.6438in" style:rel-column-width="927*"/>
    </style:style>
    <style:style style:name="Table1.D" style:family="table-column">
      <style:table-column-properties style:column-width="3.9215in" style:rel-column-width="564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4" style:family="table-cell" style:data-style-name="N104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color="#000000" style:text-underline-style="none"/>
    </style:style>
    <style:style style:name="T1" style:family="text">
      <style:text-properties fo:font-variant="normal" fo:text-transform="none" fo:color="#030303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030303" style:font-name="Roboto" fo:font-size="10.5pt" fo:letter-spacing="normal" fo:font-style="normal" fo:font-weight="normal" fo:background-color="transparent"/>
    </style:style>
    <style:style style:name="T3" style:family="text">
      <style:text-properties fo:font-variant="normal" fo:text-transform="none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065fd4" style:font-name="Roboto" fo:font-size="10.5pt" fo:letter-spacing="normal" fo:font-style="normal" fo:font-weight="normal"/>
    </style:style>
    <style:style style:name="T5" style:family="text">
      <style:text-properties fo:font-variant="normal" fo:text-transform="none" fo:color="#065fd4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background-color="transparent"/>
    </style:style>
    <style:style style:name="T7" style:family="text">
      <style:text-properties fo:font-weight="bold" fo:background-color="transparent" style:font-weight-asian="bold" style:font-weight-complex="bold"/>
    </style:style>
    <style:style style:name="T8" style:family="text">
      <style:text-properties fo:font-weight="bold" fo:background-color="#ffff0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ve-streaming/Web-casting <text:s/>(for home-bound, military &amp; Covid)</text:p>
      <text:p text:style-name="Standard"/>
      <text:p text:style-name="Standard"><text:a xlink:type="simple" xlink:href="https://www.youtube.com/watch?v=9TKsLQYagYA&amp;ab_channel=Churchfront" text:style-name="Internet_20_link" text:visited-style-name="Visited_20_Internet_20_Link">https://www.youtube.com/watch?v=9TKsLQYagYA&amp;ab_channel=Churchfront</text:a></text:p>
      <text:p text:style-name="Standard"><text:span text:style-name="T1">GEAR AND SOFTWARE MENTIONED IN THIS VIDEO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st</text:p>
          </table:table-cell>
          <table:table-cell table:style-name="Table1.D1" office:value-type="string">
            <text:p text:style-name="Standard">Notes</text:p>
          </table:table-cell>
        </table:table-row>
        <table:table-row>
          <table:table-cell table:style-name="Table1.A2" office:value-type="string">
            <text:p text:style-name="Standard"><text:span text:style-name="T2">PTZ Optics 20x Zoom USB Camera</text:span></text:p>
          </table:table-cell>
          <table:table-cell table:style-name="Table1.A2" office:value-type="string">
            <text:p text:style-name="Standard"><text:span text:style-name="T2"><text:s/></text:span><text:a xlink:type="simple" xlink:href="https://amzn.to/2vuh4F0" text:style-name="Internet_20_link" text:visited-style-name="Visited_20_Internet_20_Link">https://amzn.to/2vuh4F0</text:a><text:span text:style-name="T5"> </text:span></text:p>
          </table:table-cell>
          <table:table-cell table:style-name="Table1.A2" office:value-type="string">
            <text:p text:style-name="P3"><text:span text:style-name="T3"/>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<text:span text:style-name="T6">Canon VIXIA HF R800 Camcorder (Black)</text:span></text:p>
          </table:table-cell>
          <table:table-cell table:style-name="Table1.A2" office:value-type="string">
            <text:p text:style-name="Standard"><text:span text:style-name="T6"><text:s/></text:span><text:a xlink:type="simple" xlink:href="https://amzn.to/2AROrqf" text:style-name="Internet_20_link" text:visited-style-name="Visited_20_Internet_20_Link"><text:span text:style-name="T5">https://amzn.to/2AROrqf</text:span></text:a></text:p>
          </table:table-cell>
          <table:table-cell table:style-name="Table1.A2" office:value-type="string">
            <text:p text:style-name="P3"><text:span text:style-name="T3"/>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<text:span text:style-name="T6">AJA U-Tap HDMI Simple USB HDMI Capture</text:span></text:p>
          </table:table-cell>
          <table:table-cell table:style-name="Table1.A2" office:value-type="string">
            <text:p text:style-name="Standard"><text:span text:style-name="T6"><text:s/></text:span><text:a xlink:type="simple" xlink:href="https://amzn.to/2Mu0WK9" text:style-name="Internet_20_link" text:visited-style-name="Visited_20_Internet_20_Link"><text:span text:style-name="T5">https://amzn.to/2Mu0WK9</text:span></text:a></text:p>
          </table:table-cell>
          <table:table-cell table:style-name="Table1.C4" office:value-type="currency" office:currency="USD" office:value="375">
            <text:p text:style-name="P3"><text:span text:style-name="T3">$375.00</text:span></text:p>
          </table:table-cell>
          <table:table-cell table:style-name="Table1.D2" office:value-type="string">
            <text:p text:style-name="Standard">For $55-89:<text:a xlink:type="simple" xlink:href="https://www.amazon.com/MT-VIKI-Capture-USB3-0-Broadcast-Camcorder/dp/B08FQX1YRQ/ref=dp_prsubs_2?pd_rd_i=B08FQX1YRQ&amp;psc=1" text:style-name="Internet_20_link" text:visited-style-name="Visited_20_Internet_20_Link">https://www.amazon.com/MT-VIKI-Capture-USB3-0-Broadcast-Camcorder/dp/B08FQX1YRQ/ref=dp_prsubs_2?pd_rd_i=B08FQX1YRQ&amp;psc=1</text:a> <text:s text:c="2"/></text:p>
            <text:p text:style-name="Standard"/>
            <text:p text:style-name="Standard">or selection: <text:a xlink:type="simple" xlink:href="https://www.idaptweb.com/best-capture-cards-for-streaming/" text:style-name="Internet_20_link" text:visited-style-name="Visited_20_Internet_20_Link">https://www.idaptweb.com/best-capture-cards-for-streaming/</text:a> </text:p>
          </table:table-cell>
        </table:table-row>
        <table:table-row>
          <table:table-cell table:style-name="Table1.A2" office:value-type="string">
            <text:p text:style-name="Standard"><text:span text:style-name="T6">Behringer UM2 Audio Interface</text:span></text:p>
          </table:table-cell>
          <table:table-cell table:style-name="Table1.A2" office:value-type="string">
            <text:p text:style-name="Standard"><text:span text:style-name="T6"><text:s/></text:span><text:a xlink:type="simple" xlink:href="https://amzn.to/2MapZ8e" text:style-name="Internet_20_link" text:visited-style-name="Visited_20_Internet_20_Link"><text:span text:style-name="T5">https://amzn.to/2MapZ8e</text:span></text:a></text:p>
          </table:table-cell>
          <table:table-cell table:style-name="Table1.C4" office:value-type="currency" office:currency="USD" office:value="32">
            <text:p text:style-name="P3"><text:span text:style-name="T3">$32.00</text:span>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<text:span text:style-name="T6">VMix (for PC)</text:span></text:p>
          </table:table-cell>
          <table:table-cell table:style-name="Table1.A2" office:value-type="string">
            <text:p text:style-name="Standard"><text:span text:style-name="T6"><text:s/></text:span><text:a xlink:type="simple" xlink:href="https://www.vmix.com/" text:style-name="Internet_20_link" text:visited-style-name="Visited_20_Internet_20_Link">https://www.vmix.com/</text:a><text:span text:style-name="T5"> </text:span></text:p>
          </table:table-cell>
          <table:table-cell table:style-name="Table1.C4" office:value-type="currency" office:currency="USD" office:value="60">
            <text:p text:style-name="P3"><text:span text:style-name="T3">$60.00</text:span></text:p>
          </table:table-cell>
          <table:table-cell table:style-name="Table1.D2" office:value-type="string">
            <text:p text:style-name="Standard">Has web and TCP API and short-cuts to make super easy (1-click)</text:p>
          </table:table-cell>
        </table:table-row>
      </table:table>
      <text:p text:style-name="Standard"><text:line-break/></text:p>
      <text:list xml:id="list4257699445442492467" text:style-name="L1">
        <text:list-item>
          <text:p text:style-name="P1">PC + wifi</text:p>
        </text:list-item>
        <text:list-item>
          <text:p text:style-name="P1">Video source</text:p>
          <text:list>
            <text:list-item>
              <text:p text:style-name="P1">Camcorder – Canon Vixia HF R800 hdmi output (about $200)</text:p>
            </text:list-item>
            <text:list-item>
              <text:p text:style-name="P1">→ to HDMI video capture device (AJA U-TAP $250)</text:p>
            </text:list-item>
            <text:list-item>
              <text:p text:style-name="P1">→ USB to computer</text:p>
            </text:list-item>
          </text:list>
        </text:list-item>
        <text:list-item>
          <text:p text:style-name="P1">Or camera with USB device built in:</text:p>
          <text:list>
            <text:list-item>
              <text:p text:style-name="P1"><text:s text:c="2"/>PTZ Optics 20x optical zoom USB camera $1800</text:p>
              <text:list>
                <text:list-item>
                  <text:p text:style-name="P1">portable, remote-control to move, zoom, etc., great for all kinds of different lighting</text:p>
                </text:list-item>
                <text:list-item>
                  <text:p text:style-name="P1">can be controlled by “ableton live”(?) <text:s/>Don't need video capture device – just plugs straight into the computer.</text:p>
                </text:list-item>
                <text:list-item>
                  <text:p text:style-name="P1">Place it on top of a tripod at back of church</text:p>
                </text:list-item>
              </text:list>
            </text:list-item>
          </text:list>
        </text:list-item>
        <text:list-item>
          <text:p text:style-name="P1">Capturing audio</text:p>
          <text:list>
            <text:list-item>
              <text:p text:style-name="P1">audio capture device – sound console to computer –</text:p>
              <text:list>
                <text:list-item>
                  <text:p text:style-name="P1"><text:s/>Midas M-32R –&gt; into computer </text:p>
                </text:list-item>
                <text:list-item>
                  <text:p text:style-name="P1">or XLR mix bus out into audio interface (<text:span text:style-name="T6">Behringer UM2 Audio Interface $32) Sound person can mix it live </text:span></text:p>
                </text:list-item>
              </text:list>
            </text:list-item>
          </text:list>
        </text:list-item>
        <text:list-item>
          <text:p text:style-name="P1"><text:span text:style-name="T6">Software to put it together and live-stream</text:span></text:p>
          <text:list>
            <text:list-item>
              <text:p text:style-name="P1"><text:span text:style-name="T6">OBS Studio – free but he doesn't love. <text:s/>Harder to use.</text:span></text:p>
            </text:list-item>
            <text:list-item>
              <text:p text:style-name="P1"><text:span text:style-name="T7">Mac → Ecamm</text:span><text:span text:style-name="T6"> Live $79 - “just works”</text:span></text:p>
              <text:list>
                <text:list-item>
                  <text:p text:style-name="P1"><text:span text:style-name="T6">can monitor comments live</text:span></text:p>
                  <text:list>
                    <text:list-item>
                      <text:p text:style-name="P1"><text:soft-page-break/><text:span text:style-name="T6">select camera input (auto-detect) </text:span></text:p>
                    </text:list-item>
                    <text:list-item>
                      <text:p text:style-name="P1"><text:span text:style-name="T6">mike USB mike codec (for UM2)</text:span></text:p>
                    </text:list-item>
                    <text:list-item>
                      <text:p text:style-name="P1"><text:span text:style-name="T6">adjust levels using audio interface </text:span></text:p>
                    </text:list-item>
                    <text:list-item>
                      <text:p text:style-name="P1"><text:span text:style-name="T6">Can select record and broadcast – click “record all broadcasts”</text:span></text:p>
                    </text:list-item>
                    <text:list-item>
                      <text:p text:style-name="P1"><text:span text:style-name="T6">Test in private mode first – then click “go live”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8">PC → vMix.</text:span><text:span text:style-name="T6"> <text:s/>Similar price, even better maybe ($60 1-time fee hd/has an API)</text:span></text:p>
              <text:list>
                <text:list-item>
                  <text:p text:style-name="P1"><text:span text:style-name="T6">Can include Facebook/youtube content in videos (free vMix Social add-on) to make montages from that </text:span></text:p>
                </text:list-item>
                <text:list-item>
                  <text:p text:style-name="P1"><text:span text:style-name="T6"/></text:p>
                </text:list-item>
              </text:list>
            </text:list-item>
            <text:list-item>
              <text:p text:style-name="P1"><text:span text:style-name="T6">Facebook or Youtube account to stream to</text:span></text:p>
            </text:list-item>
            <text:list-item>
              <text:p text:style-name="P1"><text:span text:style-name="T6">Can stream to Zoom?____</text:span></text:p>
            </text:list-item>
            <text:list-item>
              <text:p text:style-name="P1"><text:span text:style-name="T6">Can record and broadcast at same time?____</text:span></text:p>
            </text:list-item>
            <text:list-item>
              <text:p text:style-name="P1"><text:span text:style-name="T6"/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1-03-30T15:27:27.21</meta:creation-date>
    <meta:document-statistic meta:table-count="1" meta:image-count="0" meta:object-count="0" meta:page-count="2" meta:paragraph-count="50" meta:word-count="329" meta:character-count="2080"/>
    <dc:date>2021-03-30T21:04:45.82</dc:date>
    <dc:creator>Larry Volz</dc:creator>
    <meta:editing-duration>PT10M25S</meta:editing-duration>
    <meta:editing-cycles>1</meta:editing-cycles>
    <meta:generator>OpenOffice/4.1.7$Win32 OpenOffice.org_project/417m1$Build-9800</meta:generator>
  </office:meta>
</office:document-meta>
</file>